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8.72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17.57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13.86mm"/>
    </style:style>
    <style:style style:name="co15" style:family="table-column">
      <style:table-column-properties fo:break-before="auto" style:column-width="11.69mm"/>
    </style:style>
    <style:style style:name="co16" style:family="table-column">
      <style:table-column-properties fo:break-before="auto" style:column-width="16.88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1.13mm"/>
    </style:style>
    <style:style style:name="co19" style:family="table-column">
      <style:table-column-properties fo:break-before="auto" style:column-width="14.36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1.59mm"/>
    </style:style>
    <style:style style:name="co22" style:family="table-column">
      <style:table-column-properties fo:break-before="auto" style:column-width="15.1mm"/>
    </style:style>
    <style:style style:name="ro1" style:family="table-row">
      <style:table-row-properties style:row-height="10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7.36mm" fo:break-before="auto" style:use-optimal-row-height="tru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17"/>
        <table:table-column table:style-name="co2" table:default-cell-style-name="ce2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45"/>
        <table:table-column table:style-name="co10" table:default-cell-style-name="ce45"/>
        <table:table-column table:style-name="co11" table:default-cell-style-name="ce9"/>
        <table:table-column table:style-name="co10" table:default-cell-style-name="ce18"/>
        <table:table-column table:style-name="co12" table:default-cell-style-name="ce13"/>
        <table:table-column table:style-name="co13" table:default-cell-style-name="ce14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7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number-columns-repeated="998" table:default-cell-style-name="ce4"/>
        <table:table-column table:style-name="co20" table:number-columns-repeated="4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 Variety</text:p>
          </table:table-cell>
          <table:table-cell table:style-name="ce1" office:value-type="string" calcext:value-type="string">
            <text:p>Variety Prefix 1</text:p>
          </table:table-cell>
          <table:table-cell table:style-name="ce1" office:value-type="string" calcext:value-type="string">
            <text:p>Variety Prefix 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 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 Name</text:p>
          </table:table-cell>
          <table:table-cell table:style-name="ce44" office:value-type="string" calcext:value-type="string">
            <text:p>Default Serving</text:p>
          </table:table-cell>
          <table:table-cell table:style-name="ce1" office:value-type="string" calcext:value-type="string">
            <text:p>USDA Index</text:p>
          </table:table-cell>
          <table:table-cell table:style-name="ce1" office:value-type="string" calcext:value-type="string">
            <text:p>Values by 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 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table:number-columns-repeated="998"/>
          <table:table-cell table:number-columns-repeated="4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lmond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/>
          <table:table-cell office:value-type="float" office:value="12061" calcext:value-type="float">
            <text:p>120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ala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/>
          <table:table-cell office:value-type="float" office:value="9503" calcext:value-type="float">
            <text:p>0950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ranny smith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/>
          <table:table-cell office:value-type="float" office:value="9502" calcext:value-type="float">
            <text:p>09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red delicious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9500" calcext:value-type="float">
            <text:p>0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erri</text:p>
          </table:table-cell>
          <table:table-cell table:style-name="ce26"/>
          <table:table-cell table:style-name="ce18" office:value-type="string" calcext:value-type="string">
            <text:p>apple</text:p>
          </table:table-cell>
          <table:table-cell table:style-name="ce18"/>
          <table:table-cell table:style-name="ce18" office:value-type="string" calcext:value-type="string">
            <text:p>juic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pric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/>
          <table:table-cell office:value-type="float" office:value="9021" calcext:value-type="float">
            <text:p>0902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/>
          <table:table-cell/>
          <table:table-cell table:style-name="ce18" office:value-type="string" calcext:value-type="string">
            <text:p>Florida (large green)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/>
          <table:table-cell office:value-type="float" office:value="9039" calcext:value-type="float">
            <text:p>0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Hass (black)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/>
          <table:table-cell office:value-type="float" office:value="9038" calcext:value-type="float">
            <text:p>0903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banana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9040" calcext:value-type="float">
            <text:p>09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barley-wrap</text:p>
          </table:table-cell>
          <table:table-cell table:style-name="ce46" office:value-type="float" office:value="2" calcext:value-type="float">
            <text:p>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od 4U+U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ean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-sprout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tenderloin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heeky Blonde</text:p>
          </table:table-cell>
          <table:table-cell table:number-columns-repeated="3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office:value-type="float" office:value="0.0985915492957747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.0869565217391305" calcext:value-type="float">
            <text:p>0.09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Harris Farm</text:p>
          </table:table-cell>
          <table:table-cell table:style-name="ce30"/>
          <table:table-cell table:style-name="ce18" office:value-type="string" calcext:value-type="string">
            <text:p>bocconcini</text:p>
          </table:table-cell>
          <table:table-cell table:style-name="ce18"/>
          <table:table-cell table:style-name="Default" office:value-type="string" calcext:value-type="string">
            <text:p>cheese</text:p>
          </table:table-cell>
          <table:table-cell table:style-name="ce18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arley</text:p>
          </table:table-cell>
          <table:table-cell table:style-name="ce18"/>
          <table:table-cell table:style-name="ce18" office:value-type="string" calcext:value-type="string">
            <text:p>bran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18" office:value-type="string" calcext:value-type="string">
            <text:p>rye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18" office:value-type="string" calcext:value-type="string">
            <text:p>seed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18" office:value-type="string" calcext:value-type="string">
            <text:p>whole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18" office:value-type="string" calcext:value-type="string">
            <text:p>whole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rye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broad bean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6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occo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ussels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/>
          <table:table-cell office:value-type="float" office:value="11098" calcext:value-type="float">
            <text:p>1109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green</text:p>
          </table:table-cell>
          <table:table-cell/>
          <table:table-cell office:value-type="float" office:value="11333" calcext:value-type="float">
            <text:p>11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yellow</text:p>
          </table:table-cell>
          <table:table-cell/>
          <table:table-cell office:value-type="float" office:value="11951" calcext:value-type="float">
            <text:p>119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bohydrate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r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/>
          <table:table-cell office:value-type="float" office:value="11124" calcext:value-type="float">
            <text:p>1112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rket Grocer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-mark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uliflow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/>
          <table:table-cell office:value-type="float" office:value="11135" calcext:value-type="float">
            <text:p>1113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cauliflower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7">
          <table:table-cell table:style-name="ce18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18" office:value-type="string" calcext:value-type="string">
            <text:p>parmesan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iggiano-g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18" office:value-type="string" calcext:value-type="string">
            <text:p>parmesan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iggiano-m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7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18" office:value-type="string" calcext:value-type="string">
            <text:p>feta</text:p>
          </table:table-cell>
          <table:table-cell table:style-name="ce18" office:value-type="string" calcext:value-type="string">
            <text:p>feta 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bega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chicken</text:p>
          </table:table-cell>
          <table:table-cell table:style-name="ce18" office:value-type="string" calcext:value-type="string">
            <text:p>breast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3">
          <table:table-cell table:style-name="ce18"/>
          <table:table-cell table:style-name="ce26"/>
          <table:table-cell table:style-name="ce18" office:value-type="string" calcext:value-type="string">
            <text:p>tinned</text:p>
          </table:table-cell>
          <table:table-cell table:style-name="ce18"/>
          <table:table-cell table:style-name="ce18" office:value-type="string" calcext:value-type="string">
            <text:p>chickpeas</text:p>
          </table:table-cell>
          <table:table-cell table:style-name="ce18"/>
          <table:table-cell table:style-name="ce26" office:value-type="string" calcext:value-type="string">
            <text:p>drained and rinsed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/>
          <table:table-cell office:value-type="float" office:value="16359" calcext:value-type="float">
            <text:p>16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hil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70% cocoa</text:p>
          </table:table-cell>
          <table:table-cell table:style-name="ce18"/>
          <table:table-cell office:value-type="string" calcext:value-type="string">
            <text:p>cho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Dolfin</text:p>
          </table:table-cell>
          <table:table-cell/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18" office:value-type="string" calcext:value-type="string">
            <text:p>88% cocoa</text:p>
          </table:table-cell>
          <table:table-cell table:style-name="ce18"/>
          <table:table-cell office:value-type="string" calcext:value-type="string">
            <text:p>choc-dolfi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26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lindt-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90% cocoa</text:p>
          </table:table-cell>
          <table:table-cell table:style-name="ce18"/>
          <table:table-cell office:value-type="string" calcext:value-type="string">
            <text:p>choc-lindt-9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cole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 table:number-columns-repeated="3"/>
          <table:table-cell office:value-type="string" calcext:value-type="string">
            <text:p>choc-p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6">
          <table:table-cell table:style-name="ce18" office:value-type="string" calcext:value-type="string">
            <text:p>Black Gold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ocoa powder</text:p>
          </table:table-cell>
          <table:table-cell table:style-name="ce18" table:number-columns-repeated="3"/>
          <table:table-cell office:value-type="string" calcext:value-type="string">
            <text:p>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cracker</text:p>
          </table:table-cell>
          <table:table-cell table:style-name="ce18"/>
          <table:table-cell table:style-name="ce19"/>
          <table:table-cell table:style-name="ce18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18" table:number-columns-repeated="2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8">
          <table:table-cell table:style-name="ce18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8">
          <table:table-cell table:style-name="ce18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18" office:value-type="string" calcext:value-type="string">
            <text:p>crisp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02"/>
        </table:table-row>
        <table:table-row table:style-name="ro8">
          <table:table-cell table:style-name="ce18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old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rumpet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ucumb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/>
          <table:table-cell office:value-type="float" office:value="11205" calcext:value-type="float">
            <text:p>1120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dried</text:p>
          </table:table-cell>
          <table:table-cell table:style-name="ce18" office:value-type="string" calcext:value-type="string">
            <text:p>curran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shelled</text:p>
          </table:table-cell>
          <table:table-cell table:style-name="ce18" office:value-type="string" calcext:value-type="string">
            <text:p>edamam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</text:p>
          </table:table-cell>
          <table:table-cell table:style-name="ce18"/>
          <table:table-cell table:style-name="ce26" office:value-type="string" calcext:value-type="string">
            <text:p>unshelled</text:p>
          </table:table-cell>
          <table:table-cell table:style-name="ce18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16" calcext:value-type="float">
            <text:p>16</text:p>
          </table:table-cell>
          <table:table-cell office:value-type="float" office:value="1123" calcext:value-type="float">
            <text:p>0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plan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/>
          <table:table-cell office:value-type="float" office:value="11209" calcext:value-type="float">
            <text:p>1120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at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ig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goji berri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eedless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grap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/>
          <table:table-cell office:value-type="float" office:value="9132" calcext:value-type="float">
            <text:p>0913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baby</text:p>
          </table:table-cell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32"/>
          <table:table-cell table:style-name="Default" table:number-columns-repeated="2"/>
          <table:table-cell table:style-name="ce18" office:value-type="string" calcext:value-type="string">
            <text:p>hazelnuts</text:p>
          </table:table-cell>
          <table:table-cell table:style-name="ce18"/>
          <table:table-cell table:style-name="ce5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honey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ilpe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lentils</text:p>
          </table:table-cell>
          <table:table-cell table:style-name="ce18"/>
          <table:table-cell table:style-name="ce26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/>
          <table:table-cell office:value-type="float" office:value="11248" calcext:value-type="float">
            <text:p>1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Cos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/>
          <table:table-cell office:value-type="float" office:value="11251" calcext:value-type="float">
            <text:p>112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/>
          <table:table-cell office:value-type="float" office:value="11257" calcext:value-type="float">
            <text:p>11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/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utter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iceberg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/>
          <table:table-cell table:style-name="Default" office:value-type="float" office:value="12522" calcext:value-type="float">
            <text:p>12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18" table:number-columns-repeated="2"/>
          <table:table-cell table:style-name="ce18" office:value-type="string" calcext:value-type="string">
            <text:p>linseed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ohn West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mackerel-jw</text:p>
          </table:table-cell>
          <table:table-cell table:style-name="ce46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King Oscar</text:p>
          </table:table-cell>
          <table:table-cell table:style-name="ce26"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mediterranean styl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Pacif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mang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/>
          <table:table-cell office:value-type="float" office:value="9176" calcext:value-type="float">
            <text:p>0917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5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18" office:value-type="string" calcext:value-type="string">
            <text:p>ski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18" office:value-type="string" calcext:value-type="string">
            <text:p>full crea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style-name="ce18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18" office:value-type="string" calcext:value-type="string">
            <text:p>mixed sprouts</text:p>
          </table:table-cell>
          <table:table-cell table:style-name="ce18"/>
          <table:table-cell table:style-name="ce18" office:value-type="string" calcext:value-type="string">
            <text:p>chickpea, mung, lentil, peas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mung bean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office:value-type="float" office:value="11043" calcext:value-type="float">
            <text:p>1104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mushroom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GF Premium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English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omy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Kühne</text:p>
          </table:table-cell>
          <table:table-cell table:style-name="ce26"/>
          <table:table-cell table:style-name="ce18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18" office:value-type="string" calcext:value-type="string">
            <text:p>Dijon</text:p>
          </table:table-cell>
          <table:table-cell table:style-name="ce18"/>
          <table:table-cell table:style-name="ce18" office:value-type="string" calcext:value-type="string">
            <text:p>mustard 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nectarin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/>
          <table:table-cell office:value-type="float" office:value="9191" calcext:value-type="float">
            <text:p>0919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18" office:value-type="string" calcext:value-type="string">
            <text:p>nut butter</text:p>
          </table:table-cell>
          <table:table-cell table:style-name="ce18"/>
          <table:table-cell table:style-name="ce18" office:value-type="string" calcext:value-type="string">
            <text:p>peanut, brazil nut, cashew</text:p>
          </table:table-cell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extra virgin</text:p>
          </table:table-cell>
          <table:table-cell table:style-name="ce18" office:value-type="string" calcext:value-type="string">
            <text:p>olive</text:p>
          </table:table-cell>
          <table:table-cell table:style-name="ce18" office:value-type="string" calcext:value-type="string">
            <text:p>oil</text:p>
          </table:table-cell>
          <table:table-cell table:style-name="ce18" table:number-columns-repeated="2"/>
          <table:table-cell table:style-name="ce18" office:value-type="string" calcext:value-type="string">
            <text:p>oils</text:p>
          </table:table-cell>
          <table:table-cell office:value-type="string" calcext:value-type="string">
            <text:p>oliveoil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b-p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Green Valley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b-p-g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ree Three’s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s-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p-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olives-med-a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/>
          <table:table-cell office:value-type="string" calcext:value-type="string">
            <text:p>olives-g-s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/>
          <table:table-cell table:style-name="ce18" office:value-type="string" calcext:value-type="string">
            <text:p>whole</text:p>
          </table:table-cell>
          <table:table-cell table:style-name="ce18" office:value-type="string" calcext:value-type="string">
            <text:p>Kalamata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olives-k-p-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orange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apaya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peach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/>
          <table:table-cell office:value-type="float" office:value="9236" calcext:value-type="float">
            <text:p>0923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Fix &amp; Fogg</text:p>
          </table:table-cell>
          <table:table-cell table:style-name="ce26"/>
          <table:table-cell table:style-name="ce18" office:value-type="string" calcext:value-type="string">
            <text:p>cocoa</text:p>
          </table:table-cell>
          <table:table-cell table:style-name="ce18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18" table:number-columns-repeated="2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pea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Yummy Fruit &amp; Nut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/>
          <table:table-cell office:value-type="float" office:value="12014" calcext:value-type="float">
            <text:p>1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l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/>
          <table:table-cell table:style-name="ce18" office:value-type="string" calcext:value-type="string">
            <text:p>Carisma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/>
          <table:table-cell office:value-type="float" office:value="11354" calcext:value-type="float">
            <text:p>1135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Default" table:number-columns-repeated="2"/>
          <table:table-cell table:style-name="ce18" office:value-type="string" calcext:value-type="string">
            <text:p>protein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Nature’s Way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IGA Signatu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syllium husk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Van Der Meul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umpernickel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umpki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 table:number-columns-repeated="2"/>
          <table:table-cell table:style-name="ce18" office:value-type="string" calcext:value-type="string">
            <text:p>raisins</text:p>
          </table:table-cell>
          <table:table-cell table:style-name="ce18" table:number-columns-repeated="3"/>
          <table:table-cell office:value-type="string" calcext:value-type="string">
            <text:p>raisin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ricotta</text:p>
          </table:table-cell>
          <table:table-cell table:style-name="ce18" office:value-type="string" calcext:value-type="string">
            <text:p>cheese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brown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/>
          <table:table-cell office:value-type="float" office:value="20037" calcext:value-type="float">
            <text:p>200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e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/>
          <table:table-cell office:value-type="float" office:value="11959" calcext:value-type="float">
            <text:p>1195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mel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9181" calcext:value-type="float">
            <text:p>0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</text:p>
          </table:table-cell>
          <table:table-cell table:style-name="ce46"/>
          <table:table-cell office:value-type="float" office:value="15237" calcext:value-type="float">
            <text:p>1523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raw</text:p>
          </table:table-cell>
          <table:table-cell table:style-name="ce46"/>
          <table:table-cell office:value-type="float" office:value="15236" calcext:value-type="float">
            <text:p>15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safcol</text:p>
          </table:table-cell>
          <table:table-cell table:style-name="ce46" office:value-type="float" office:value="27" calcext:value-type="float">
            <text:p>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napper</text:p>
          </table:table-cell>
          <table:table-cell table:style-name="ce46"/>
          <table:table-cell office:value-type="float" office:value="15101" calcext:value-type="float">
            <text:p>15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soy 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18" table:number-columns-repeated="2"/>
          <table:table-cell table:style-name="ce18" office:value-type="string" calcext:value-type="string">
            <text:p>soy milk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18"/>
          <table:table-cell table:style-name="ce26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spaghetti-bean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strawberry</text:p>
          </table:table-cell>
          <table:table-cell table:style-name="ce46"/>
          <table:table-cell office:value-type="float" office:value="9316" calcext:value-type="float">
            <text:p>0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gar</text:p>
          </table:table-cell>
          <table:table-cell table:style-name="ce18"/>
          <table:table-cell table:style-name="ce19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18"/>
          <table:table-cell table:style-name="ce26"/>
          <table:table-cell table:style-name="ce18"/>
          <table:table-cell table:style-name="ce46" office:value-type="string" calcext:value-type="string">
            <text:p>sultanas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nflower seeds</text:p>
          </table:table-cell>
          <table:table-cell table:style-name="ce18"/>
          <table:table-cell table:style-name="ce30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weet potat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18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18" table:number-columns-repeated="2"/>
          <table:table-cell table:style-name="ce18" office:value-type="string" calcext:value-type="string">
            <text:p>soy sauce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18" office:value-type="string" calcext:value-type="string">
            <text:p>Carwari</text:p>
          </table:table-cell>
          <table:table-cell table:style-name="ce26"/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unhulled</text:p>
          </table:table-cell>
          <table:table-cell table:style-name="ce18" office:value-type="string" calcext:value-type="string">
            <text:p>tahini</text:p>
          </table:table-cell>
          <table:table-cell table:style-name="ce18"/>
          <table:table-cell table:style-name="ce26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yco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empeh</text:p>
          </table:table-cell>
          <table:table-cell table:style-name="ce18"/>
          <table:table-cell table:style-name="ce26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tomato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/>
          <table:table-cell office:value-type="float" office:value="15241" calcext:value-type="float">
            <text:p>1524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 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light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Sole Ma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BTO Top Tast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zatziki</text:p>
          </table:table-cell>
          <table:table-cell table:style-name="ce18"/>
          <table:table-cell table:style-name="ce26"/>
          <table:table-cell table:style-name="ce18"/>
          <table:table-cell office:value-type="string" calcext:value-type="string">
            <text:p>tzatzik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18"/>
          <table:table-cell table:style-name="ce26"/>
          <table:table-cell table:style-name="ce18"/>
          <table:table-cell table:style-name="ce46" office:value-type="string" calcext:value-type="string">
            <text:p>fla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balsamic</text:p>
          </table:table-cell>
          <table:table-cell table:style-name="ce46"/>
          <table:table-cell/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18"/>
          <table:table-cell table:style-name="ce26"/>
          <table:table-cell table:style-name="ce18" office:value-type="string" calcext:value-type="string">
            <text:p>nuts and seeds</text:p>
          </table:table-cell>
          <table:table-cell table:style-name="ce46" office:value-type="string" calcext:value-type="string">
            <text:p>walnu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wasabi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watermelon</text:p>
          </table:table-cell>
          <table:table-cell table:style-name="ce46"/>
          <table:table-cell office:value-type="float" office:value="9326" calcext:value-type="float">
            <text:p>09326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red-wine</text:p>
          </table:table-cell>
          <table:table-cell table:style-name="ce46"/>
          <table:table-cell office:value-type="float" office:value="14096" calcext:value-type="float">
            <text:p>1409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white-wine</text:p>
          </table:table-cell>
          <table:table-cell table:style-name="ce46"/>
          <table:table-cell office:value-type="float" office:value="14106" calcext:value-type="float">
            <text:p>1410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Vegemite</text:p>
          </table:table-cell>
          <table:table-cell table:style-name="ce26" office:value-type="string" calcext:value-type="string">
            <text:p>Reduced salt</text:p>
          </table:table-cell>
          <table:table-cell table:style-name="Default" table:number-columns-repeated="2"/>
          <table:table-cell table:style-name="ce3" office:value-type="string" calcext:value-type="string">
            <text:p>yeast sp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dips and spreads</text:p>
          </table:table-cell>
          <table:table-cell table:style-name="ce46" office:value-type="string" calcext:value-type="string">
            <text:p>vegemite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9">
          <table:table-cell table:style-name="ce18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9">
          <table:table-cell table:style-name="ce18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18"/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</text:p>
          </table:table-cell>
          <table:table-cell table:style-name="ce46" office:value-type="float" office:value="34" calcext:value-type="float">
            <text:p>3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5" office:value-type="string" calcext:value-type="string">
            <text:p>4% fat</text:p>
          </table:table-cell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-4</text:p>
          </table:table-cell>
          <table:table-cell table:style-name="ce46"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tamar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a2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ff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bd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zucchin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39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ervings" table:style-name="ta1">
        <table:table-column table:style-name="co21" table:default-cell-style-name="Default"/>
        <table:table-column table:style-name="co21" table:default-cell-style-name="ce45"/>
        <table:table-column table:style-name="co22" table:default-cell-style-name="ce18"/>
        <table:table-column table:style-name="co10" table:default-cell-style-name="ce55"/>
        <table:table-row table:style-name="ro7">
          <table:table-cell office:value-type="string" calcext:value-type="string">
            <text:p>ID</text:p>
          </table:table-cell>
          <table:table-cell table:style-name="ce44" office:value-type="string" calcext:value-type="string">
            <text:p>Index Name</text:p>
          </table:table-cell>
          <table:table-cell table:style-name="ce44" office:value-type="string" calcext:value-type="string">
            <text:p>Serving Name</text:p>
          </table:table-cell>
          <table:table-cell table:style-name="ce44" office:value-type="string" calcext:value-type="string">
            <text:p>Serving Siz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eese-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6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6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6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oods.A1:Foods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8:13:27.308159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3-02T21:19:47.730446226</dc:date>
    <meta:editing-duration>P1DT2H29M22S</meta:editing-duration>
    <meta:editing-cycles>200</meta:editing-cycles>
    <meta:generator>LibreOffice/5.3.0.3$Linux_X86_64 LibreOffice_project/30m0$Build-3</meta:generator>
    <meta:document-statistic meta:table-count="2" meta:cell-count="2773" meta:object-count="0"/>
  </office:meta>
</office:document-meta>
</file>